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" style:font-adornments="Regular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游明朝" svg:font-family="游明朝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19.09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5.782cm" fo:min-width="19.09cm"/>
    </style:style>
    <style:style style:name="gr3" style:family="graphic" style:parent-style-name="standard">
      <style:graphic-properties draw:fill-color="#8e86ae" draw:textarea-horizontal-align="justify" draw:textarea-vertical-align="middle" draw:auto-grow-height="false" fo:min-height="9.592cm" fo:min-width="19.09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7.052cm" fo:min-width="19.0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9.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782cm" fo:min-width="19.09cm"/>
      <style:paragraph-properties style:writing-mode="lr-tb"/>
    </style:style>
    <style:style style:name="gr10" style:family="graphic" style:parent-style-name="standard">
      <style:graphic-properties draw:fill-color="#ff7b59" draw:textarea-horizontal-align="justify" draw:textarea-vertical-align="middle" draw:auto-grow-height="false" fo:min-height="3.877cm" fo:min-width="19.09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2.767cm" fo:min-width="19.09cm"/>
    </style:style>
    <style:style style:name="gr12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3.878cm" fo:min-width="3.31cm"/>
    </style:style>
    <style:style style:name="gr14" style:family="graphic" style:parent-style-name="standard">
      <style:graphic-properties draw:textarea-horizontal-align="justify" draw:textarea-vertical-align="middle" draw:auto-grow-height="false" fo:min-height="5.465cm" fo:min-width="19.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17" style:family="graphic" style:parent-style-name="standard">
      <style:graphic-properties draw:fill-color="#f6f9d4" draw:textarea-horizontal-align="justify" draw:textarea-vertical-align="middle" draw:auto-grow-height="false" fo:min-height="8.006cm" fo:min-width="19.09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4.897cm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216cm"/>
    </style:style>
    <style:style style:name="gr21" style:family="graphic" style:parent-style-name="standard">
      <style:graphic-properties draw:fill-color="#a1467e" draw:textarea-horizontal-align="justify" draw:textarea-vertical-align="middle" draw:auto-grow-height="false" fo:min-height="7.37cm" fo:min-width="19.09cm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6.1cm" fo:min-width="8.3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10.227cm" fo:min-width="19.09cm"/>
    </style:style>
    <style:style style:name="gr24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5" style:family="graphic" style:parent-style-name="standard">
      <style:graphic-properties draw:textarea-horizontal-align="justify" draw:textarea-vertical-align="middle" draw:auto-grow-height="false" fo:min-height="3.465cm" fo:min-width="19.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8e86ae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loext:graphic-properties draw:fill-color="#ff7b5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justify" fo:text-indent="0cm"/>
      <style:text-properties style:font-name="Liberation Mono" fo:font-size="15pt" style:font-size-complex="18pt"/>
    </style:style>
    <style:style style:name="P14" style:family="paragraph">
      <loext:graphic-properties draw:fill="none" draw:fill-color="#ffffff"/>
      <style:text-properties style:font-name="Liberation Mono" fo:font-size="15pt" style:font-size-complex="18pt"/>
    </style:style>
    <style:style style:name="P15" style:family="paragraph">
      <style:paragraph-properties fo:text-align="justify"/>
      <style:text-properties style:font-name="Liberation Mono" fo:font-size="15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-color="#f6f9d4"/>
      <style:paragraph-properties fo:text-align="center"/>
    </style:style>
    <style:style style:name="P18" style:family="paragraph">
      <loext:graphic-properties draw:fill-color="#a1467e"/>
      <style:paragraph-properties fo:text-align="center"/>
    </style:style>
    <style:style style:name="P19" style:family="paragraph">
      <loext:graphic-properties draw:fill-color="#fff5ce"/>
      <style:paragraph-properties fo:text-align="center"/>
    </style:style>
    <style:style style:name="P2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 style:font-name="Calibri" fo:font-size="12pt" fo:language="es" fo:country="CO" style:font-name-asian="游明朝" style:font-size-asian="12pt" style:language-asian="ar" style:country-asian="SA" style:font-name-complex="Calibri" style:font-weight-complex="bold"/>
    </style:style>
    <style:style style:name="T2" style:family="text">
      <style:text-properties fo:color="#000000" loext:opacity="100%" style:font-name="Liberation Mono" fo:font-size="15pt" fo:language="es" fo:country="CO" style:font-name-asian="游明朝" style:font-size-asian="12pt" style:language-asian="ar" style:country-asian="SA" style:font-name-complex="Calibri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ejaVu Sans" style:font-size-asian="12pt" style:font-style-asian="normal" style:font-weight-asian="bold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58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6.032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9.842cm" svg:x="1cm" svg:y="9.255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59cm" svg:height="7.302cm" svg:x="1cm" svg:y="19.415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2.54cm" svg:x="1cm" svg:y="27.035cm">
          <text:p text:style-name="P5">Informacion de participante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85cm" svg:height="0.962cm" svg:x="9.392cm" svg:y="1.317cm">
          <draw:text-box>
            <text:p>Menu</text:p>
          </draw:text-box>
        </draw:frame>
        <draw:frame draw:style-name="gr7" draw:text-style-name="P6" draw:layer="layout" svg:width="2.542cm" svg:height="0.962cm" svg:x="9.253cm" svg:y="4.175cm">
          <draw:text-box>
            <text:p>Banner</text:p>
          </draw:text-box>
        </draw:frame>
        <draw:frame draw:style-name="gr8" draw:text-style-name="P8" draw:layer="layout" svg:width="6.242cm" svg:height="0.962cm" svg:x="2.587cm" svg:y="10.207cm">
          <draw:text-box>
            <text:p text:style-name="P7">Informacion General</text:p>
          </draw:text-box>
        </draw:frame>
        <draw:frame draw:style-name="gr8" draw:text-style-name="P8" draw:layer="layout" svg:width="5.26cm" svg:height="0.747cm" svg:x="2.905cm" svg:y="12.43cm">
          <draw:text-box>
            <text:p text:style-name="P9"><text:span text:style-name="T1">Objetivo del congreso </text:span></text:p>
          </draw:text-box>
        </draw:frame>
        <draw:frame draw:style-name="gr8" draw:text-style-name="P8" draw:layer="layout" svg:width="4.701cm" svg:height="0.747cm" svg:x="2.905cm" svg:y="14.017cm">
          <draw:text-box>
            <text:p text:style-name="P9"><text:span text:style-name="T1">Publico participante</text:span></text:p>
          </draw:text-box>
        </draw:frame>
        <draw:frame draw:style-name="gr8" draw:text-style-name="P8" draw:layer="layout" svg:width="3.597cm" svg:height="0.747cm" svg:x="4.492cm" svg:y="20.685cm">
          <draw:text-box>
            <text:p text:style-name="P10"><text:span text:style-name="T1">Ejes temáticos</text:span></text:p>
          </draw:text-box>
        </draw:frame>
      </draw:page>
      <draw:page draw:name="page2" draw:style-name="dp1" draw:master-page-name="Default">
        <draw:custom-shape draw:style-name="gr9" draw:text-style-name="P5" draw:layer="layout" svg:width="19.59cm" svg:height="6.032cm" svg:x="1cm" svg:y="1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9.59cm" svg:height="4.127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9.59cm" svg:height="13.017cm" svg:x="1cm" svg:y="11.7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001cm" svg:height="0.318cm" svg:x="7.667cm" svg:y="28.6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.635cm" svg:y="14.6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6.397cm" svg:y="14.6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1.16cm" svg:y="14.6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5.922cm" svg:y="14.6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.635cm" svg:y="19.7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6.397cm" svg:y="19.7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1.16cm" svg:y="19.7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4.128cm" svg:x="15.922cm" svg:y="19.7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.59cm" svg:height="5.715cm" svg:x="1cm" svg:y="25.1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2.065cm" svg:height="1.597cm" svg:x="4.492cm" svg:y="8.62cm">
          <draw:text-box>
            <text:p>Contador regresivo a la fecha del evento</text:p>
          </draw:text-box>
        </draw:frame>
        <draw:frame draw:style-name="gr16" draw:text-style-name="P6" draw:layer="layout" svg:width="4.727cm" svg:height="0.962cm" svg:x="7.35cm" svg:y="13.065cm">
          <draw:text-box>
            <text:p>Conferencistas</text:p>
          </draw:text-box>
        </draw:frame>
        <draw:frame draw:style-name="gr8" draw:text-style-name="P14" draw:layer="layout" svg:width="12.567cm" svg:height="0.852cm" svg:x="2.587cm" svg:y="1.952cm">
          <draw:text-box>
            <text:p text:style-name="P13"><text:span text:style-name="T2">Inscripción como asistente al </text:span><text:span text:style-name="T2">congreso</text:span></text:p>
          </draw:text-box>
        </draw:frame>
        <draw:frame draw:style-name="gr8" draw:text-style-name="P14" draw:layer="layout" svg:width="8.122cm" svg:height="0.852cm" svg:x="2.905cm" svg:y="3.222cm">
          <draw:text-box>
            <text:p text:style-name="P15"><text:span text:style-name="T2">Inscripción como ponente</text:span></text:p>
          </draw:text-box>
        </draw:frame>
        <draw:frame draw:style-name="gr8" draw:text-style-name="P8" draw:layer="layout" svg:width="10.395cm" svg:height="0.839cm" svg:x="3.222cm" svg:y="4.81cm">
          <draw:text-box>
            <text:p text:style-name="P16"><text:span text:style-name="T3">Requisitos para la postulación de trabajos</text:span></text:p>
          </draw:text-box>
        </draw:frame>
        <draw:frame draw:style-name="gr8" draw:text-style-name="P8" draw:layer="layout" svg:width="12.114cm" svg:height="0.839cm" svg:x="3.54cm" svg:y="6.08cm">
          <draw:text-box>
            <text:p text:style-name="P16"><text:span text:style-name="T4">Requisitos para la </text:span><text:span text:style-name="T5">presentación</text:span><text:span text:style-name="T4"> de las ponencias</text:span></text:p>
          </draw:text-box>
        </draw:frame>
      </draw:page>
      <draw:page draw:name="page3" draw:style-name="dp1" draw:master-page-name="Default">
        <draw:custom-shape draw:style-name="gr17" draw:text-style-name="P17" draw:layer="layout" svg:width="19.59cm" svg:height="8.256cm" svg:x="1cm" svg:y="0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15cm" svg:height="1.27cm" svg:x="1.952cm" svg:y="3.2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397cm" svg:height="1.27cm" svg:x="14.018cm" svg:y="3.2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16cm" svg:height="1.27cm" svg:x="7.985cm" svg:y="3.2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15cm" svg:height="1.27cm" svg:x="1.952cm" svg:y="5.1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397cm" svg:height="1.27cm" svg:x="14.018cm" svg:y="5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16cm" svg:height="1.27cm" svg:x="7.985cm" svg:y="5.1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715cm" svg:height="1.27cm" svg:x="1.952cm" svg:y="7.0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397cm" svg:height="1.27cm" svg:x="14.018cm" svg:y="7.0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16cm" svg:height="1.27cm" svg:x="7.985cm" svg:y="7.0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9.59cm" svg:height="7.62cm" svg:x="1cm" svg:y="9.57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9cm" svg:height="6.35cm" svg:x="11.16cm" svg:y="10.20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9.59cm" svg:height="10.477cm" svg:x="1cm" svg:y="17.5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3.175cm" svg:x="2.27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7.18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11.745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15.605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9.255cm" svg:y="2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13.7cm" svg:y="2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175cm" svg:height="3.175cm" svg:x="4.81cm" svg:y="2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9.59cm" svg:height="3.715cm" svg:x="1cm" svg:y="28.305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9.693cm" svg:height="0.962cm" svg:x="6.715cm" svg:y="1.952cm">
          <draw:text-box>
            <text:p>Algunos de nuestros expositores</text:p>
          </draw:text-box>
        </draw:frame>
        <draw:frame draw:style-name="gr27" draw:text-style-name="P6" draw:layer="layout" svg:width="4.689cm" svg:height="0.962cm" svg:x="13.382cm" svg:y="13.065cm">
          <draw:text-box>
            <text:p>Mapa del lugar</text:p>
          </draw:text-box>
        </draw:frame>
        <draw:frame draw:style-name="gr28" draw:text-style-name="P6" draw:layer="layout" svg:width="4.651cm" svg:height="0.962cm" svg:x="7.35cm" svg:y="18.78cm">
          <draw:text-box>
            <text:p>Colaboradores</text:p>
          </draw:text-box>
        </draw:frame>
        <draw:frame draw:style-name="gr29" draw:text-style-name="P8" draw:layer="layout" svg:width="3.038cm" svg:height="0.962cm" svg:x="8.302cm" svg:y="30.21cm">
          <draw:text-box>
            <text:p>Contact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" style:font-adornments="Regular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游明朝" svg:font-family="游明朝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s" fo:country="CO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/>
    </style:style>
    <style:style style:name="cf01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Asunto_20_del_20_comentario_20_Car" style:display-name="Asunto del comentario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pf0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Arial" fo:font-family="Arial" style:font-family-generic="roman" style:font-pitch="variable" fo:font-size="12pt" fo:language="es" fo:country="CO" style:font-name-asian="游明朝" style:font-family-asian="游明朝" style:font-pitch-asian="variable" style:font-size-asian="12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10:00:09.018345181</meta:creation-date>
    <dc:date>2023-07-15T11:34:51.212047889</dc:date>
    <meta:editing-duration>PT32M58S</meta:editing-duration>
    <meta:editing-cycles>3</meta:editing-cycles>
    <meta:generator>LibreOffice/7.0.4.2$Linux_X86_64 LibreOffice_project/00$Build-2</meta:generator>
    <meta:document-statistic meta:object-count="55"/>
  </office:meta>
</office:document-meta>
</file>